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8f918" officeooo:paragraph-rsid="0008f918"/>
    </style:style>
    <style:style style:name="P2" style:family="paragraph" style:parent-style-name="Text_20_body" style:list-style-name="L1"/>
    <style:style style:name="P3" style:family="paragraph" style:parent-style-name="Text_20_body">
      <style:text-properties officeooo:paragraph-rsid="0008f918"/>
    </style:style>
    <style:style style:name="P4" style:family="paragraph" style:parent-style-name="Text_20_body">
      <style:text-properties officeooo:paragraph-rsid="00092af9"/>
    </style:style>
    <style:style style:name="P5" style:family="paragraph" style:parent-style-name="Text_20_body" style:list-style-name="L1">
      <style:paragraph-properties fo:margin-top="0cm" fo:margin-bottom="0cm" loext:contextual-spacing="false"/>
    </style:style>
    <style:style style:name="P6" style:family="paragraph" style:parent-style-name="Title">
      <style:text-properties officeooo:rsid="0008f918" officeooo:paragraph-rsid="0008f918"/>
    </style:style>
    <style:style style:name="T1" style:family="text">
      <style:text-properties officeooo:rsid="0008f918"/>
    </style:style>
    <style:style style:name="T2" style:family="text">
      <style:text-properties officeooo:rsid="00092af9"/>
    </style:style>
    <text:list-style style:name="L1">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15-puzzle Game</text:p>
      <text:p text:style-name="Standard"/>
      <text:h text:style-name="Heading_20_3" text:outline-level="3">Statement: </text:h>
      <text:p text:style-name="P1"><text:s text:c="10"/>Given a 4×4 board with 15 tiles (every tile has one number from 1 to 15) and one empty space. The objective is to place the numbers on tiles in order using the empty space. We can slide four adjacent (left, right, above and below) tiles into the empty space.</text:p>
      <text:p text:style-name="P1"/>
      <text:p text:style-name="P1"/>
      <text:p text:style-name="P3"><text:span text:style-name="T1">In general, for a given grid of width N, we can find out check if a N*N – 1 puzzle is solvable or not by following below simple rules :</text:span></text:p>
      <text:list xml:id="list6652666013613224487" text:style-name="L1">
        <text:list-item>
          <text:p text:style-name="P5">If N is odd, then puzzle instance is solvable if number of inversions is even in the input state. </text:p>
        </text:list-item>
        <text:list-item>
          <text:p text:style-name="P5">If N is even, puzzle instance is solvable if </text:p>
          <text:list>
            <text:list-item>
              <text:p text:style-name="P5">the blank is on an even row counting from the bottom (second-last, fourth-last, etc.) and number of inversions is odd. </text:p>
            </text:list-item>
            <text:list-item>
              <text:p text:style-name="P5">the blank is on an odd row counting from the bottom (last, third-last, fifth-last, etc.) and number of inversions is even. </text:p>
            </text:list-item>
          </text:list>
        </text:list-item>
        <text:list-item>
          <text:p text:style-name="P2">For all other cases, the puzzle instance is not solvable. </text:p>
        </text:list-item>
      </text:list>
      <text:p text:style-name="Text_20_body"/>
      <text:p text:style-name="P4"><text:span text:style-name="T2">I</text:span>f we assume the tiles written out in a single row (1D Array) instead of being spread in N-rows </text:p>
      <text:p text:style-name="P4">(2D Array), a pair of tiles (a, b) form an inversion if a appears before b but a &gt; b.</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02T18:24:38.724944479</meta:creation-date>
    <dc:date>2019-03-02T18:31:02.246083922</dc:date>
    <meta:editing-duration>PT6M25S</meta:editing-duration>
    <meta:editing-cycles>2</meta:editing-cycles>
    <meta:generator>LibreOffice/5.1.6.2$Linux_X86_64 LibreOffice_project/10m0$Build-2</meta:generator>
    <meta:document-statistic meta:table-count="0" meta:image-count="0" meta:object-count="0" meta:page-count="1" meta:paragraph-count="11" meta:word-count="205" meta:character-count="1057" meta:non-whitespace-character-count="850"/>
  </office:meta>
</office:document-meta>
</file>